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Fg0dCNDxm42mmrgbSRx7OwQdSSOXy72j9s3a</text:p>
      <text:p text:style-name="Standard">ghp_x11GrLZer1ocGXTtiIQsW8mRgkfeGl1O8c8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5:50:50.359588778</meta:creation-date>
    <dc:date>2021-09-30T18:40:46.990631570</dc:date>
    <meta:editing-duration>PT2H49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80" meta:non-whitespace-character-count="80"/>
  </office:meta>
</office:document-meta>
</file>